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#, .NET oraz Windows Mobile SDK 6.0</text:p>
      <text:p text:style-name="Standard">Python oraz Djang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8T11:41:17.75</meta:creation-date>
    <meta:document-statistic meta:table-count="0" meta:image-count="0" meta:object-count="0" meta:page-count="1" meta:paragraph-count="2" meta:word-count="10" meta:character-count="54"/>
    <dc:date>2009-07-28T11:43:56.85</dc:date>
    <meta:editing-duration>PT00H02M39S</meta:editing-duration>
    <meta:editing-cycles>1</meta:editing-cycles>
    <meta:generator>OpenOffice.org/3.1$Win32 OpenOffice.org_project/310m11$Build-9399</meta:generator>
  </office:meta>
</office:document-meta>
</file>